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70eb" officeooo:paragraph-rsid="000c70eb"/>
    </style:style>
    <style:style style:name="P2" style:family="paragraph" style:parent-style-name="Standard">
      <style:text-properties officeooo:rsid="0018d2b4" officeooo:paragraph-rsid="000c70eb"/>
    </style:style>
    <style:style style:name="P3" style:family="paragraph" style:parent-style-name="Standard">
      <style:text-properties officeooo:rsid="0018d2b4" officeooo:paragraph-rsid="002d66fe"/>
    </style:style>
    <style:style style:name="P4" style:family="paragraph" style:parent-style-name="Standard">
      <style:text-properties officeooo:rsid="0018d2b4" officeooo:paragraph-rsid="002fd5e8"/>
    </style:style>
    <style:style style:name="P5" style:family="paragraph" style:parent-style-name="Standard">
      <style:text-properties fo:font-style="normal" fo:font-weight="normal" officeooo:rsid="002ae282" officeooo:paragraph-rsid="002d66fe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2ae282" officeooo:paragraph-rsid="002bd677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313f55" officeooo:paragraph-rsid="00313f55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tyle="normal" fo:font-weight="normal" officeooo:rsid="003b933d" officeooo:paragraph-rsid="003b933d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tyle="normal" fo:font-weight="normal" officeooo:rsid="003d2fc5" officeooo:paragraph-rsid="003d2fc5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bold" officeooo:rsid="00313f55" officeooo:paragraph-rsid="00313f55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tyle="normal" fo:font-weight="bold" officeooo:rsid="003b933d" officeooo:paragraph-rsid="003b933d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fo:font-weight="bold" officeooo:rsid="003da555" officeooo:paragraph-rsid="003da555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font-weight="bold" officeooo:rsid="002af90d" officeooo:paragraph-rsid="002fd5e8" style:font-weight-asian="bold" style:font-weight-complex="bold"/>
    </style:style>
    <style:style style:name="P14" style:family="paragraph" style:parent-style-name="Standard">
      <style:text-properties fo:font-weight="bold" officeooo:rsid="002af90d" officeooo:paragraph-rsid="002d66fe" style:font-weight-asian="bold" style:font-weight-complex="bold"/>
    </style:style>
    <style:style style:name="P15" style:family="paragraph" style:parent-style-name="Standard">
      <style:text-properties fo:font-weight="bold" officeooo:rsid="002af90d" officeooo:paragraph-rsid="002af90d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tyle="italic" fo:font-weight="bold" officeooo:rsid="002ae282" officeooo:paragraph-rsid="002ae282" style:font-style-asian="italic" style:font-weight-asian="bold" style:font-style-complex="italic" style:font-weight-complex="bold"/>
    </style:style>
    <style:style style:name="P17" style:family="paragraph" style:parent-style-name="Standard" style:list-style-name="L1">
      <style:text-properties fo:font-style="normal" fo:font-weight="normal" officeooo:rsid="002ae282" officeooo:paragraph-rsid="002ae282" style:font-style-asian="normal" style:font-weight-asian="normal" style:font-style-complex="normal" style:font-weight-complex="normal"/>
    </style:style>
    <style:style style:name="P18" style:family="paragraph" style:parent-style-name="Standard" style:list-style-name="L1">
      <style:text-properties fo:font-style="normal" fo:font-weight="normal" officeooo:rsid="002ae282" officeooo:paragraph-rsid="003d55f3" style:font-style-asian="normal" style:font-weight-asian="normal" style:font-style-complex="normal" style:font-weight-complex="normal"/>
    </style:style>
    <style:style style:name="P19" style:family="paragraph" style:parent-style-name="Standard" style:list-style-name="L1">
      <style:text-properties fo:font-style="normal" fo:font-weight="normal" officeooo:rsid="002ae282" officeooo:paragraph-rsid="002d66fe" style:font-style-asian="normal" style:font-weight-asian="normal" style:font-style-complex="normal" style:font-weight-complex="normal"/>
    </style:style>
    <style:style style:name="P20" style:family="paragraph" style:parent-style-name="Standard" style:list-style-name="L1">
      <style:text-properties fo:font-style="normal" fo:font-weight="normal" officeooo:rsid="002ae282" officeooo:paragraph-rsid="002e1a81" style:font-style-asian="normal" style:font-weight-asian="normal" style:font-style-complex="normal" style:font-weight-complex="normal"/>
    </style:style>
    <style:style style:name="P21" style:family="paragraph" style:parent-style-name="Standard" style:list-style-name="L1">
      <style:text-properties fo:font-style="normal" fo:font-weight="normal" officeooo:rsid="002ae282" officeooo:paragraph-rsid="002fd5e8" style:font-style-asian="normal" style:font-weight-asian="normal" style:font-style-complex="normal" style:font-weight-complex="normal"/>
    </style:style>
    <style:style style:name="P22" style:family="paragraph" style:parent-style-name="Standard" style:list-style-name="L1">
      <style:text-properties fo:font-style="normal" fo:font-weight="normal" officeooo:rsid="003a0193" officeooo:paragraph-rsid="003d55f3" style:font-style-asian="normal" style:font-weight-asian="normal" style:font-style-complex="normal" style:font-weight-complex="normal"/>
    </style:style>
    <style:style style:name="P23" style:family="paragraph" style:parent-style-name="Standard" style:list-style-name="L1">
      <style:text-properties fo:font-style="normal" fo:font-weight="normal" officeooo:rsid="003a0193" officeooo:paragraph-rsid="003add63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3da555" officeooo:paragraph-rsid="003da555" style:font-style-asian="normal" style:font-weight-asian="normal" style:font-style-complex="normal" style:font-weight-complex="normal"/>
    </style:style>
    <style:style style:name="P25" style:family="paragraph" style:parent-style-name="Standard" style:list-style-name="L1">
      <style:text-properties fo:font-style="normal" fo:font-weight="normal" officeooo:rsid="003e5c62" officeooo:paragraph-rsid="003e5c62" style:font-style-asian="normal" style:font-weight-asian="normal" style:font-style-complex="normal" style:font-weight-complex="normal"/>
    </style:style>
    <style:style style:name="P26" style:family="paragraph" style:parent-style-name="Standard" style:list-style-name="L1">
      <style:text-properties fo:font-style="normal" fo:font-weight="normal" officeooo:rsid="003f5b31" officeooo:paragraph-rsid="003f5b31" style:font-style-asian="normal" style:font-weight-asian="normal" style:font-style-complex="normal" style:font-weight-complex="normal"/>
    </style:style>
    <style:style style:name="P27" style:family="paragraph" style:parent-style-name="Standard" style:list-style-name="L1">
      <style:text-properties fo:font-style="normal" fo:font-weight="normal" officeooo:rsid="0040b0d1" officeooo:paragraph-rsid="0040b0d1" style:font-style-asian="normal" style:font-weight-asian="normal" style:font-style-complex="normal" style:font-weight-complex="normal"/>
    </style:style>
    <style:style style:name="P28" style:family="paragraph" style:parent-style-name="Standard" style:list-style-name="L2">
      <style:text-properties fo:font-style="normal" fo:font-weight="normal" officeooo:rsid="00429a6d" officeooo:paragraph-rsid="00429a6d" style:font-style-asian="normal" style:font-weight-asian="normal" style:font-style-complex="normal" style:font-weight-complex="normal"/>
    </style:style>
    <style:style style:name="T1" style:family="text">
      <style:text-properties officeooo:rsid="002d66fe"/>
    </style:style>
    <style:style style:name="T2" style:family="text">
      <style:text-properties officeooo:rsid="00350b76"/>
    </style:style>
    <style:style style:name="T3" style:family="text">
      <style:text-properties fo:color="#ff3333" officeooo:rsid="003d55f3"/>
    </style:style>
    <style:style style:name="T4" style:family="text">
      <style:text-properties officeooo:rsid="002ae282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42c51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a Fronteira Sul – UFFS </text:p>
      <text:p text:style-name="P1">Componente Curricular: Planejamento e gestão de projetos. </text:p>
      <text:p text:style-name="P1">Professora: Raquel Aparecida Pegoraro. </text:p>
      <text:p text:style-name="P1">Alunos: Alesom, João Pedro, Kétly, Matheus , Vladimir <text:span text:style-name="T6">e Felipe</text:span>.</text:p>
      <text:p text:style-name="P1"/>
      <text:p text:style-name="P1"/>
      <text:p text:style-name="P16">REVIEW <text:span text:style-name="T2">2</text:span></text:p>
      <text:p text:style-name="P16"/>
      <text:p text:style-name="P11">Análise da Review atual em relação a Review anterior:</text:p>
      <text:p text:style-name="P8">Sim, foi corrigida a integração com o Banco de Dados, sendo agora armazenadas as informações enviadas ao sistema.</text:p>
      <text:p text:style-name="P9">Foi também corrigida a integração entre os módulos do sistema, sendo facilmente possível se guiar pelo sistema.</text:p>
      <text:p text:style-name="P2"/>
      <text:p text:style-name="P15">Aceitação das Histórias:</text:p>
      <text:p text:style-name="P2"/>
      <text:list xml:id="list3467755945003516142" text:style-name="L1">
        <text:list-item>
          <text:p text:style-name="P17">"Como aluno/monitor/professor eu preciso logar no sistema para identificar o perfil do usuário." <text:span text:style-name="T3">[Aceita com restrição]</text:span></text:p>
        </text:list-item>
        <text:list-item>
          <text:p text:style-name="P18">"Como aluno/monitor/professor eu preciso realizar peguntas para sanar minhas dúvidas." <text:s/><text:span text:style-name="T3">[Aceita com restrição]</text:span></text:p>
        </text:list-item>
        <text:list-item>
          <text:p text:style-name="P18">"Como aluno/monitor/professor eu preciso visualizar perguntas e respostas para poder realizar contribuições." <text:span text:style-name="T3">[Aceita]</text:span></text:p>
        </text:list-item>
        <text:list-item>
          <text:p text:style-name="P18">"Como aluno/monitor/professor eu preciso responder perguntas para auxiliar meus colegas em suas dúvidas e exercitar meu conhecimento." <text:span text:style-name="T3">[Aceita]</text:span></text:p>
        </text:list-item>
        <text:list-item>
          <text:p text:style-name="P22">“Como aluno/monitor/professor eu preciso de uma página inicial para me guiar pelo sistema.”<text:span text:style-name="T4"> </text:span><text:span text:style-name="T3">[Aceita]</text:span></text:p>
        </text:list-item>
      </text:list>
      <text:p text:style-name="P6"/>
      <text:p text:style-name="P12">Todos os casos de testes BDD foram atendidos? <text:span text:style-name="T5">Sim.</text:span></text:p>
      <text:p text:style-name="P24"/>
      <text:p text:style-name="P14"><text:span text:style-name="T1">Pontos Fortes</text:span> das Histórias:</text:p>
      <text:p text:style-name="P3"/>
      <text:list xml:id="list102544182929234" text:continue-numbering="true" text:style-name="L1">
        <text:list-item>
          <text:p text:style-name="P19">"Como aluno/monitor/professor eu preciso logar no sistema para identificar o perfil do usuário."</text:p>
          <text:list>
            <text:list-item>
              <text:p text:style-name="P25">Validação do login é feita de forma correta e dá retorno ao usuário em caso de erro;</text:p>
            </text:list-item>
          </text:list>
        </text:list-item>
        <text:list-item>
          <text:p text:style-name="P20">"Como aluno/monitor/professor eu preciso realizar peguntas para sanar minhas dúvidas."</text:p>
          <text:list>
            <text:list-item>
              <text:p text:style-name="P25">Há validação básica do formulário.</text:p>
            </text:list-item>
          </text:list>
        </text:list-item>
        <text:list-item>
          <text:p text:style-name="P20">"Como aluno/monitor/professor eu preciso visualizar perguntas e respostas para poder realizar contribuições."</text:p>
          <text:list>
            <text:list-item>
              <text:p text:style-name="P25">Design limpo para exibição das perguntas e respostas.</text:p>
            </text:list-item>
          </text:list>
        </text:list-item>
        <text:list-item>
          <text:p text:style-name="P19">"Como aluno/monitor/professor eu preciso responder perguntas para auxiliar meus colegas em suas dúvidas e exercitar meu conhecimento."</text:p>
          <text:list>
            <text:list-item>
              <text:p text:style-name="P25">Há validação básica do formulário.</text:p>
            </text:list-item>
          </text:list>
        </text:list-item>
        <text:list-item>
          <text:p text:style-name="P23">“Como aluno/monitor/professor eu preciso de uma página inicial para me guiar pelo sistema.”</text:p>
          <text:list>
            <text:list-item>
              <text:p text:style-name="P26">Página inicial é intuitiva.</text:p>
            </text:list-item>
          </text:list>
        </text:list-item>
      </text:list>
      <text:p text:style-name="P5"/>
      <text:p text:style-name="P13"><text:span text:style-name="T1">Pontos Fracos</text:span> das Histórias:</text:p>
      <text:p text:style-name="P4"/>
      <text:list xml:id="list102543007771257" text:continue-numbering="true" text:style-name="L1">
        <text:list-item>
          <text:p text:style-name="P21">"Como aluno/monitor/professor eu preciso logar no sistema para identificar o perfil do usuário."</text:p>
          <text:list>
            <text:list-item>
              <text:p text:style-name="P27">Layout.</text:p>
            </text:list-item>
          </text:list>
        </text:list-item>
        <text:list-item>
          <text:p text:style-name="P21"><text:soft-page-break/>"Como aluno/monitor/professor eu preciso realizar peguntas para sanar minhas dúvidas."</text:p>
          <text:list>
            <text:list-item>
              <text:p text:style-name="P27">Layout.</text:p>
            </text:list-item>
          </text:list>
        </text:list-item>
      </text:list>
      <text:p text:style-name="P7"/>
      <text:p text:style-name="P10">Restrições apresentadas pelo PO:</text:p>
      <text:p text:style-name="P7"/>
      <text:list xml:id="list1814346772783824072" text:style-name="L2">
        <text:list-item>
          <text:p text:style-name="P28">Na página inicial do usuário, após realizado o login, exibir informação que identifique que o usuário está logado e suas informações básicas (nome e função);</text:p>
        </text:list-item>
        <text:list-item>
          <text:p text:style-name="P28">Não exibir usuário que realizou resposta quando não estiver logado no sistema;</text:p>
        </text:list-item>
        <text:list-item>
          <text:p text:style-name="P28">Formatar melhor a exibição da data/horário nas perguntas e respostas;</text:p>
        </text:list-item>
        <text:list-item>
          <text:p text:style-name="P28">Destacar melhor o botão de adicionar pergunt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10:57:59.342201149</meta:creation-date>
    <dc:date>2016-10-25T10:25:42.896460437</dc:date>
    <meta:editing-duration>PT2H59M</meta:editing-duration>
    <meta:editing-cycles>48</meta:editing-cycles>
    <meta:generator>LibreOffice/4.2.8.2$Linux_X86_64 LibreOffice_project/420m0$Build-2</meta:generator>
    <meta:document-statistic meta:table-count="0" meta:image-count="0" meta:object-count="0" meta:page-count="2" meta:paragraph-count="36" meta:word-count="377" meta:character-count="2559" meta:non-whitespace-character-count="2236"/>
  </office:meta>
</office:document-meta>
</file>